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Bug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meService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llelBug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ugTest.per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otherService.callSom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ugTest.test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ug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ugTest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ug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therService.AnotherService( final SomeService some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ugTest.test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